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35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2" style:family="paragraph" style:parent-style-name="Standard">
      <style:paragraph-properties fo:margin-left="-0.035cm" fo:margin-right="-0.035cm" fo:line-height="107%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-0.035cm" fo:margin-right="-0.035cm" fo:margin-top="0cm" fo:margin-bottom="0.282cm" style:contextual-spacing="false" fo:line-height="107%" fo:text-align="start" style:justify-single-word="false" fo:text-indent="0cm" style:auto-text-indent="false" text:number-lines="true" text:line-number="0"/>
    </style:style>
    <style:style style:name="P4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text-indent="0cm" style:auto-text-indent="false" text:number-lines="true" text:line-number="0" style:writing-mode="lr-tb"/>
    </style:style>
    <style:style style:name="P7" style:family="paragraph" style:parent-style-name="Standard">
      <style:paragraph-properties fo:margin-left="0cm" fo:margin-right="-0.035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  <style:text-properties style:font-name="Calibri" fo:font-size="11pt" fo:language="es" fo:country="ES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style:font-name="Calibri" fo:font-size="11pt" fo:language="es" fo:country="ES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text-indent="0cm" style:auto-text-indent="false" style:writing-mode="lr-tb"/>
      <style:text-properties style:font-name="Calibri" fo:font-size="11pt" fo:language="es" fo:country="ES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language="es" fo:country="ES" fo:font-weight="bold" style:font-name-asian="Calibri1" style:font-size-asian="11pt" style:font-weight-asian="bold" style:font-name-complex="Calibri1" style:font-size-complex="11pt" style:font-weight-complex="bold"/>
    </style:style>
    <style:style style:name="T2" style:family="text">
      <style:text-properties style:font-name="Calibri" fo:font-size="11pt" fo:language="es" fo:country="ES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fo:language="es" fo:country="ES" fo:font-weight="normal" style:font-name-asian="Calibri1" style:font-size-asian="11pt" style:font-weight-asian="normal" style:font-name-complex="Calibri1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PODCAST. Por Paco Aldarias. </text:span><text:span text:style-name="T1"/></text:p>
      <text:p text:style-name="P3" loext:marker-style-name="T2"><text:span text:style-name="T2">TEMA 4 REDES</text:span><text:span text:style-name="T2"/></text:p>
      <text:p text:style-name="P4" loext:marker-style-name="T2"><text:span text:style-name="T2">Una red informática es un conjunto de dispositivos conectados que comparten datos y recursos como impresoras o internet. <text:s/></text:span><text:span text:style-name="T2"/></text:p>
      <text:p text:style-name="P5" loext:marker-style-name="T2"><text:span text:style-name="T1">Los Dispositivos de interconexión son</text:span><text:span text:style-name="T2"> las tarjetas de red y otros dispositivos utilizados para conectar equipos en una red con routers, switches y access point.</text:span></text:p>
      <text:p text:style-name="P5" loext:marker-style-name="T2"><text:span text:style-name="T2">Un </text:span><text:span text:style-name="T1">cable de red </text:span><text:span text:style-name="T2"><text:s/>se llama tambien cable ethernet o cable UTP son cables sin apantallar, tienen 8 cables trenzados. Los cables de categoria 6 va a 1 Gigabyte por segundo. </text:span></text:p>
      <text:p text:style-name="P5" loext:marker-style-name="T3"><text:span text:style-name="T3">Los </text:span><text:span text:style-name="T1">datos de red </text:span><text:span text:style-name="T3">en el protocolo TCP IP son dirección IP, máscara de red, puerta de enlace, DNS y dirección MAC, fundamentales para la comunicación en redes.</text:span></text:p>
      <text:p text:style-name="P5" loext:marker-style-name="T3"><text:span text:style-name="T3">El </text:span><text:span text:style-name="T1">servidor DHCP</text:span><text:span text:style-name="T3"> se encarga de asignar los datos de red a los ordenadores conectados a la red. Suele estar activado en el router.</text:span></text:p>
      <text:p text:style-name="P5" loext:marker-style-name="T2"><text:span text:style-name="T2">Un </text:span><text:span text:style-name="T1">dirección IP</text:span><text:span text:style-name="T2"> Versión 4, <text:s/>son cuatro numeros separados por un punto. El valor número va entre 0 y 255, ya que es dos elevado a 8. Y 8 son los bits que usa para guardar el número.</text:span></text:p>
      <text:p text:style-name="P5" loext:marker-style-name="T2"><text:span text:style-name="T2">Una dirección IP Versión 6, son 6 números en hexadecimal separado por dos puntos, que identifican un dispositivo de red. </text:span><text:span text:style-name="T2"/></text:p>
      <text:p text:style-name="P5" loext:marker-style-name="T2"><text:span text:style-name="T2">Un </text:span><text:span text:style-name="T1">DNS </text:span><text:span text:style-name="T2">es un servidor de nombres de dominio, que se encarga de traducir el nombre del dominio, es su dirección IP.</text:span></text:p>
      <text:p text:style-name="P5" loext:marker-style-name="T2"><text:span text:style-name="T2">La dirección </text:span><text:span text:style-name="T1">MAC </text:span><text:span text:style-name="T2">o dirección física son números en hexadecimal que identifican una tarjeta de red. Toda dirección mac tiene su dirección IP.</text:span></text:p>
      <text:p text:style-name="P5" loext:marker-style-name="T2"><text:span text:style-name="T1">Las redes privadas virtuales ( o VPN) son </text:span><text:span text:style-name="T2"><text:s/>una forma segura de conectar redes locales a través de Internet. Las redes VPN encriptan los datos y esto permite conectarte por wifi desde una cafeteria de forma segura.</text:span></text:p>
      <text:p text:style-name="P1" loext:marker-style-name="T3"><text:span text:style-name="T1">TCP/ IP</text:span><text:span text:style-name="T2"> es un protocolo de red que usa internet.</text:span><text:span text:style-name="T1"> <text:s/></text:span><text:span text:style-name="T3">Son servicios de red FTP, Email, HTTP, DNS.</text:span></text:p>
      <text:p text:style-name="P1"><text:span text:style-name="T1">Un router es un dispositivo de red que conecta redes. </text:span><text:span text:style-name="T2">Cuando nos conectamos desde casa con un router o desde el móvil que hace de router todos los dispositivos comparten la misma IP externa que es pública. <text:s/>El router además de IP pública, tiene ip privada que es la direción IP de la puerta de enlace.</text:span></text:p>
      <text:p text:style-name="P1" loext:marker-style-name="T2"><text:span text:style-name="T2">Un switch es un dispositivo que conecta ordenadores a la red. </text:span><text:span text:style-name="T2"/></text:p>
      <text:p text:style-name="P6" loext:marker-style-name="T2"><text:span text:style-name="T2">Un </text:span><text:span text:style-name="T1">punto de acceso</text:span><text:span text:style-name="T2"> o AP es un dispositivo de red <text:s/>que amplia la señal wifi. </text:span></text:p>
      <text:p text:style-name="P5" loext:marker-style-name="T2"><text:span text:style-name="T1">Medios de transmisión</text:span><text:span text:style-name="T2">: Se discuten aspectos como la topología de red, las redes inalámbricas mesh y los diferentes tipos de cables de red.</text:span></text:p>
      <text:p text:style-name="P5" loext:marker-style-name="T2"><text:span text:style-name="T1">Tipos de redes inalámbricas</text:span><text:span text:style-name="T2">: Se detallan las redes infrarrojas, Bluetooth, WiFi y telefonía móvil, destacando sus características y aplicaciones.</text:span></text:p>
      <text:p text:style-name="P1" loext:marker-style-name="T2"><text:span text:style-name="T2">Un red <text:s/>de area local o </text:span><text:span text:style-name="T1">LAN</text:span><text:span text:style-name="T2">, seria una red de un tamaño pequeño como un hogar, un instituto o una empresa pequeña.</text:span></text:p>
      <text:p text:style-name="P1" loext:marker-style-name="T2"><text:span text:style-name="T2">Una red personal o </text:span><text:span text:style-name="T1">PAN</text:span><text:span text:style-name="T2">, seria una red formado por pocos dispositivos. Un ejemplo seria una red smarth home.</text:span></text:p>
      <text:p text:style-name="P1" loext:marker-style-name="T2"><text:span text:style-name="T1">Zibee </text:span><text:span text:style-name="T2">es un protocolo de red wifi que conecta dispositivos de una smarth home, tiene poca velocidad y consume poco.</text:span></text:p>
      <text:p text:style-name="P7" loext:marker-style-name="T2"/>
      <text:p text:style-name="P9" loext:marker-style-name="T2"/>
      <text:p text:style-name="P9" loext:marker-style-name="T2"/>
      <text:p text:style-name="P9" loext:marker-style-name="T2"/>
      <text:p text:style-name="P8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7:47:33.430289600</meta:creation-date>
    <dc:date>2024-03-01T12:00:49.337258000</dc:date>
    <meta:initial-creator>ALDARIAS RAYA, FRANCISCO</meta:initial-creator>
    <dc:creator>ALDARIAS RAYA, FRANCISCO</dc:creator>
    <meta:generator>LibreOffice/7.5.6.2$Linux_X86_64 LibreOffice_project/50$Build-2</meta:generator>
    <meta:document-statistic meta:table-count="0" meta:image-count="0" meta:object-count="0" meta:page-count="1" meta:paragraph-count="21" meta:word-count="478" meta:character-count="2697" meta:non-whitespace-character-count="2226"/>
    <meta:user-defined meta:name="AppVersion">16.0000</meta:user-defined>
    <meta:template xlink:type="simple" xlink:actuate="onRequest" xlink:title="Normal.dotm" xlink:href=""/>
  </office:meta>
</office:document-meta>
</file>